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5542" officeooo:paragraph-rsid="00085542"/>
    </style:style>
    <style:style style:name="P2" style:family="paragraph" style:parent-style-name="Standard">
      <style:text-properties officeooo:rsid="0009ac1d" officeooo:paragraph-rsid="0009ac1d"/>
    </style:style>
    <style:style style:name="P3" style:family="paragraph" style:parent-style-name="Standard">
      <style:text-properties officeooo:rsid="0010ae82" officeooo:paragraph-rsid="0010ae82"/>
    </style:style>
    <style:style style:name="P4" style:family="paragraph" style:parent-style-name="Standard">
      <style:text-properties officeooo:rsid="0011cf38" officeooo:paragraph-rsid="0011cf38"/>
    </style:style>
    <style:style style:name="P5" style:family="paragraph" style:parent-style-name="Standard">
      <style:text-properties officeooo:rsid="0011fac2" officeooo:paragraph-rsid="0011fac2"/>
    </style:style>
    <style:style style:name="P6" style:family="paragraph" style:parent-style-name="Standard">
      <style:text-properties officeooo:rsid="0011fac2" officeooo:paragraph-rsid="00133545"/>
    </style:style>
    <style:style style:name="P7" style:family="paragraph" style:parent-style-name="Standard">
      <style:text-properties officeooo:rsid="00133545" officeooo:paragraph-rsid="00133545"/>
    </style:style>
    <style:style style:name="P8" style:family="paragraph" style:parent-style-name="Standard">
      <style:paragraph-properties>
        <style:tab-stops>
          <style:tab-stop style:position="4.352in"/>
        </style:tab-stops>
      </style:paragraph-properties>
      <style:text-properties officeooo:rsid="00133545" officeooo:paragraph-rsid="00133545"/>
    </style:style>
    <style:style style:name="P9" style:family="paragraph" style:parent-style-name="Standard">
      <style:text-properties officeooo:rsid="0014bab2" officeooo:paragraph-rsid="0014bab2"/>
    </style:style>
    <style:style style:name="P10" style:family="paragraph" style:parent-style-name="Standard">
      <style:text-properties officeooo:rsid="00085542" officeooo:paragraph-rsid="00085542"/>
    </style:style>
    <style:style style:name="P11" style:family="paragraph" style:parent-style-name="Standard">
      <style:text-properties officeooo:rsid="00182a86" officeooo:paragraph-rsid="00182a86"/>
    </style:style>
    <style:style style:name="T1" style:family="text">
      <style:text-properties officeooo:rsid="0009ac1d"/>
    </style:style>
    <style:style style:name="T2" style:family="text">
      <style:text-properties officeooo:rsid="000ab212"/>
    </style:style>
    <style:style style:name="T3" style:family="text">
      <style:text-properties officeooo:rsid="0011fac2"/>
    </style:style>
    <style:style style:name="T4" style:family="text">
      <style:text-properties officeooo:rsid="00133545"/>
    </style:style>
    <style:style style:name="T5" style:family="text">
      <style:text-properties officeooo:rsid="0014bab2"/>
    </style:style>
    <style:style style:name="T6" style:family="text">
      <style:text-properties officeooo:rsid="00152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ectura 3</text:p>
      <text:p text:style-name="P1"/>
      <text:p text:style-name="P1">Antes de leer.</text:p>
      <text:p text:style-name="P1"/>
      <text:p text:style-name="P1">1) Mi color favorito es el color de rojo porque creo es bueno llevar las ropas de color de rojo todos las días. Los efectos positives el color de rojo produce <text:span text:style-name="T1">en mí están que este color tiene mí ganas de caminar a muchos lugares amabales y que quiero voy a jugar deportes.</text:span></text:p>
      <text:p text:style-name="P1"/>
      <text:p text:style-name="P2">2) El color que odio <text:span text:style-name="T2">es el color de amarillo porque el color de amarillo es feo y antipatico. Los efectos negativos ese color produce en mí están que yo tengo ganas de usar el baño y que no pudeo comer casas.</text:span></text:p>
      <text:p text:style-name="P2"/>
      <text:p text:style-name="P2"/>
      <text:p text:style-name="P3">Después de leer:</text:p>
      <text:p text:style-name="P3"/>
      <text:p text:style-name="P3">Comprensión</text:p>
      <text:p text:style-name="P3"/>
      <text:p text:style-name="P4">B.</text:p>
      <text:p text:style-name="P4"/>
      <text:p text:style-name="P4">1. Yo recomiendo <text:span text:style-name="T3">los colores de rojo y negro para esa persona.</text:span></text:p>
      <text:p text:style-name="P4">2. Yo recomiendo el color de amarillo para esa persona.</text:p>
      <text:p text:style-name="P4">3. Yo recomiendo el color de gris para esa persona.</text:p>
      <text:p text:style-name="P4">4. Yo recomiendo los colores de rosa y verde y azul para esa persona.</text:p>
      <text:p text:style-name="P4"/>
      <text:p text:style-name="P5">2. Yo estoy de acuerdo con las características asociadas a cada color en el artículo.</text:p>
      <text:p text:style-name="P8"/>
      <text:p text:style-name="P7">El amarillo estimula la agresividad porque <text:span text:style-name="T5">amarillo es múy feo.</text:span></text:p>
      <text:p text:style-name="P9">El rojo estimula la creatividad y la tranquilidad y la autoestima porque rojo es mi color favorito.</text:p>
      <text:p text:style-name="P9">El azul estimula la feminidad porque mis madre y hermana llevan ropas azules, y ellas están mujeres feminidades.</text:p>
      <text:p text:style-name="P9">El negro y el blanco estimulan la elegancia porque ropas con ellos colores son pequeños y grandes siempre.</text:p>
      <text:p text:style-name="P9">El gris estimula la distancia porque <text:span text:style-name="T6">donde miro a</text:span> <text:span text:style-name="T6">gris yo quiero ser so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6:11:17.213757000</meta:creation-date>
    <dc:date>2016-10-04T13:37:00.093339000</dc:date>
    <meta:editing-duration>PT1H25M6S</meta:editing-duration>
    <meta:editing-cycles>4</meta:editing-cycles>
    <meta:generator>LibreOffice/5.2.1.2$MacOSX_X86_64 LibreOffice_project/31dd62db80d4e60af04904455ec9c9219178d620</meta:generator>
    <meta:document-statistic meta:table-count="0" meta:image-count="0" meta:object-count="0" meta:page-count="1" meta:paragraph-count="17" meta:word-count="243" meta:character-count="1308" meta:non-whitespace-character-count="1082"/>
  </office:meta>
</office:document-meta>
</file>